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PutOperation.getValueParameter( Object ...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PutOperation.getException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Operation.initializeValueParameterDetail( Method method , List &lt; CacheParameterDetail &gt; allParamete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achePutOperation.isEarly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PutOperation.CachePutOperation( CacheMethodDetails &lt; CachePut &gt; methodDetails , CacheResolver cacheResolver , KeyGenerator keyGen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